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remove-element/" text:style-name="Internet_20_link" text:visited-style-name="Visited_20_Internet_20_Link"><text:span text:style-name="T2">Remove Element</text:span></text:a> </text:p>
      <text:p text:style-name="P3">Given an integer array <text:span text:style-name="Source_20_Text"><text:span text:style-name="T1">nums</text:span></text:span> and an integer <text:span text:style-name="Source_20_Text"><text:span text:style-name="T1">val</text:span></text:span>, remove all occurrences of <text:span text:style-name="Source_20_Text"><text:span text:style-name="T1">val</text:span></text:span> in <text:span text:style-name="Source_20_Text"><text:span text:style-name="T1">nums</text:span></text:span> <text:a xlink:type="simple" xlink:href="https://en.wikipedia.org/wiki/In-place_algorithm" office:target-frame-name="_blank" xlink:show="new" text:style-name="Internet_20_link" text:visited-style-name="Visited_20_Internet_20_Link"><text:span text:style-name="Strong_20_Emphasis"><text:span text:style-name="T2">in-place</text:span></text:span></text:a>. The order of the elements may be changed. Then return <text:span text:style-name="Emphasis"><text:span text:style-name="T2">the number of elements in </text:span></text:span><text:span text:style-name="Source_20_Text"><text:span text:style-name="T1">nums</text:span></text:span><text:span text:style-name="Emphasis"><text:span text:style-name="T2"> which are not equal to </text:span></text:span><text:span text:style-name="Source_20_Text"><text:span text:style-name="T1">val</text:span></text:span>.</text:p>
      <text:p text:style-name="P3">Consider the number of elements in <text:span text:style-name="Source_20_Text"><text:span text:style-name="T1">nums</text:span></text:span> which are not equal to <text:span text:style-name="Source_20_Text"><text:span text:style-name="T1">val</text:span></text:span> be <text:span text:style-name="Source_20_Text"><text:span text:style-name="T1">k</text:span></text:span>, to get accepted, you need to do the following things:</text:p>
      <text:list xml:id="list3383177132" text:style-name="L1">
        <text:list-item>
          <text:p text:style-name="P4">Change the array <text:span text:style-name="Source_20_Text"><text:span text:style-name="T1">nums</text:span></text:span> such that the first <text:span text:style-name="Source_20_Text"><text:span text:style-name="T1">k</text:span></text:span> elements of <text:span text:style-name="Source_20_Text"><text:span text:style-name="T1">nums</text:span></text:span> contain the elements which are not equal to <text:span text:style-name="Source_20_Text"><text:span text:style-name="T1">val</text:span></text:span>. The remaining elements of <text:span text:style-name="Source_20_Text"><text:span text:style-name="T1">nums</text:span></text:span> are not important as well as the size of <text:span text:style-name="Source_20_Text"><text:span text:style-name="T1">nums</text:span></text:span>.</text:p>
        </text:list-item>
        <text:list-item>
          <text:p text:style-name="P5">Return <text:span text:style-name="Source_20_Text"><text:span text:style-name="T1">k</text:span></text:span>.</text:p>
        </text:list-item>
      </text:list>
      <text:p text:style-name="P3"><text:span text:style-name="Strong_20_Emphasis"><text:span text:style-name="T2">Custom Judge:</text:span></text:span></text:p>
      <text:p text:style-name="P3">The judge will test your solution with the following code:</text:p>
      <text:p text:style-name="P2">int[] nums = [...]; // Input array</text:p>
      <text:p text:style-name="P2">int val = ...; // Value to remove</text:p>
      <text:p text:style-name="P2">int[] expectedNums = [...]; // The expected answer with correct length.</text:p>
      <text:p text:style-name="P2"><text:s text:c="28"/>// It is sorted with no values equaling val.</text:p>
      <text:p text:style-name="P2"/>
      <text:p text:style-name="P2">int k = removeElement(nums, val); // Calls your implementation</text:p>
      <text:p text:style-name="P2"/>
      <text:p text:style-name="P2">assert k == expectedNums.length;</text:p>
      <text:p text:style-name="P2">sort(nums, 0, k); // Sort the first k elements of nums</text:p>
      <text:p text:style-name="P2">for (int i = 0; i &lt; actualLength; i++) {</text:p>
      <text:p text:style-name="P2"><text:s text:c="4"/>assert nums[i] == expectedNums[i];</text:p>
      <text:p text:style-name="P1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4T14:56:17.488000000</dc:date>
    <meta:editing-duration>PT32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7" meta:word-count="192" meta:character-count="1055" meta:non-whitespace-character-count="849"/>
  </office:meta>
</office:document-meta>
</file>